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ackground-color="#DDEBF7"/>
      <style:text-properties style:font-name="Arial" style:font-name-asian="Arial" style:font-name-complex="Arial"/>
    </style:style>
    <style:style style:name="ce8" style:family="table-cell" style:parent-style-name="Default" style:data-style-name="N36">
      <style:text-properties style:font-name="Arial" style:font-name-asian="Arial" style:font-name-complex="Arial"/>
    </style:style>
    <style:style style:name="ce9" style:family="table-cell" style:parent-style-name="Default" style:data-style-name="N1"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.508125cm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86291666666667cm"/>
    </style:style>
    <style:style style:name="co6" style:family="table-column">
      <style:table-column-properties fo:break-before="auto" style:column-width="3.86291666666667cm" style:use-optimal-column-width="true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4.07458333333333cm" style:use-optimal-column-width="true"/>
    </style:style>
    <style:style style:name="ro1" style:family="table-row">
      <style:table-row-properties style:row-height="41.25pt" style:use-optimal-row-height="fals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 style:vertical-pos="middle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style:vertical-pos="middl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data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6376" table:default-cell-style-name="ce6"/>
        <table:table-row table:style-name="ro1">
          <table:table-cell table:style-name="ce6"/>
          <table:table-cell table:style-name="ce2"/>
          <table:table-cell table:number-columns-repeated="16382" table:style-name="ce6"/>
        </table:table-row>
        <table:table-row table:style-name="ro2">
          <table:table-cell table:style-name="ce6"/>
          <table:table-cell office:value-type="string" table:style-name="ce2">
            <text:p>EWAC test data and coefficients</text:p>
          </table:table-cell>
          <table:table-cell table:number-columns-repeated="4" table:style-name="ce6"/>
          <table:table-cell office:value-type="string" table:style-name="ce10">
            <text:p>version 1.0 19-MAY-2020</text:p>
          </table:table-cell>
          <table:table-cell table:number-columns-repeated="16377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table:number-columns-repeated="7" table:style-name="ce7"/>
          <table:table-cell table:number-columns-repeated="16377"/>
        </table:table-row>
        <table:table-row table:style-name="ro3">
          <table:table-cell table:style-name="ce7"/>
          <table:table-cell office:value-type="string" table:style-name="ce7">
            <text:p>EWAC is calculated from F, Q, V and binge values reported the 'Coefficient' tab of this spreadsheet:</text:p>
          </table:table-cell>
          <table:table-cell table:number-columns-repeated="5" table:style-name="ce7"/>
          <table:table-cell table:number-columns-repeated="16377"/>
        </table:table-row>
        <table:table-row table:style-name="ro3">
          <table:table-cell table:number-columns-repeated="2" table:style-name="ce7"/>
          <table:table-cell table:style-name="ce7">
            <draw:frame draw:z-index="1" draw:id="id0" draw:style-name="a3" draw:name="TextBox 1" svg:x="0in" svg:y="0.16667in" svg:width="2.35149in" svg:height="0.18835in">
              <draw:text-box>
                <text:p text:style-name="a2" text:class-names="" text:cond-style-name=""><draw:frame draw:style-name="a0" text:anchor-type="as-char" svg:x="1173.10257in" svg:y="0in" svg:width="2.35396in" svg:height="0.1791in" style:rel-width="scale" style:rel-height="scale"><draw:object xlink:href="Object 1/" xlink:type="simple" xlink:show="embed" xlink:actuate="onLoad"/></draw:frame><text:span text:style-name="a1" text:class-names=""/></text:p>
              </draw:text-box>
              <svg:title/>
              <svg:desc/>
            </draw:frame>
          </table:table-cell>
          <table:table-cell table:number-columns-repeated="4" table:style-name="ce7"/>
          <table:table-cell table:number-columns-repeated="16377"/>
        </table:table-row>
        <table:table-row table:style-name="ro3">
          <table:table-cell table:number-columns-repeated="7" table:style-name="ce7"/>
          <table:table-cell table:number-columns-repeated="16377"/>
        </table:table-row>
        <table:table-row table:style-name="ro3">
          <table:table-cell table:number-columns-repeated="2" table:style-name="ce7"/>
          <table:table-cell table:style-name="ce7">
            <draw:frame draw:z-index="2" draw:id="id1" draw:style-name="a7" draw:name="TextBox 2" svg:x="0.01667in" svg:y="0.0625in" svg:width="2.08951in" svg:height="0.20287in">
              <draw:text-box>
                <text:p text:style-name="a6" text:class-names="" text:cond-style-name=""><draw:frame draw:style-name="a4" text:anchor-type="as-char" svg:x="1173.21583in" svg:y="0in" svg:width="2.12743in" svg:height="0.20056in" style:rel-width="scale" style:rel-height="scale"><draw:object xlink:href="Object 2/" xlink:type="simple" xlink:show="embed" xlink:actuate="onLoad"/></draw:frame><text:span text:style-name="a5" text:class-names=""/></text:p>
              </draw:text-box>
              <svg:title/>
              <svg:desc/>
            </draw:frame>
          </table:table-cell>
          <table:table-cell table:number-columns-repeated="4" table:style-name="ce7"/>
          <table:table-cell table:number-columns-repeated="16377"/>
        </table:table-row>
        <table:table-row table:style-name="ro4">
          <table:table-cell table:number-columns-repeated="7" table:style-name="ce7"/>
          <table:table-cell table:number-columns-repeated="16377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table:style-name="ce6"/>
          <table:table-cell office:value-type="string" table:style-name="ce6">
            <text:p>test_id</text:p>
          </table:table-cell>
          <table:table-cell office:value-type="string" table:style-name="ce6">
            <text:p>audit1</text:p>
          </table:table-cell>
          <table:table-cell office:value-type="string" table:style-name="ce6">
            <text:p>audit2</text:p>
          </table:table-cell>
          <table:table-cell office:value-type="string" table:style-name="ce6">
            <text:p>audit3</text:p>
          </table:table-cell>
          <table:table-cell office:value-type="string" table:style-name="ce10">
            <text:p>EWAC_grams_week</text:p>
          </table:table-cell>
          <table:table-cell office:value-type="string" table:style-name="ce10">
            <text:p>EWAC_UK_units_week</text:p>
          </table:table-cell>
          <table:table-cell table:number-columns-repeated="16377"/>
        </table:table-row>
        <table:table-row table:style-name="ro3">
          <table:table-cell table:style-name="ce6"/>
          <table:table-cell office:value-type="float" office:value="1" table:style-name="ce11">
            <text:p>1</text:p>
          </table:table-cell>
          <table:table-cell office:value-type="string" table:style-name="ce6">
            <text:p>Monthly or less</text:p>
          </table:table-cell>
          <table:table-cell office:value-type="string" table:style-name="ce6">
            <text:p>3 to 4</text:p>
          </table:table-cell>
          <table:table-cell office:value-type="string" table:style-name="ce6">
            <text:p>Never</text:p>
          </table:table-cell>
          <table:table-cell office:value-type="float" office:value="13.233227427118168" table:formula="of:=[.G16]*8" table:style-name="ce9">
            <text:p>13</text:p>
          </table:table-cell>
          <table:table-cell office:value-type="float" office:value="1.654153428389771" table:formula="of:=((INDEX([Coefficients.$D$4:.$D$9];MATCH([.C16];[Coefficients.$C$4:.$C$9];0))*INDEX([Coefficients.$D$14:.$D$20];MATCH([.D16];[Coefficients.$C$14:.$C$20];0)))+INDEX([Coefficients.$D$25:.$D$29];MATCH([.E16];[Coefficients.$C$25:.$C$29];0))*[Coefficients.$D$32])" table:style-name="ce8">
            <text:p>1.7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2" table:style-name="ce11">
            <text:p>2</text:p>
          </table:table-cell>
          <table:table-cell office:value-type="string" table:style-name="ce6">
            <text:p>2 to 3 times a week</text:p>
          </table:table-cell>
          <table:table-cell office:value-type="string" table:style-name="ce6">
            <text:p>1 to 2</text:p>
          </table:table-cell>
          <table:table-cell office:value-type="string" table:style-name="ce6">
            <text:p>Less than monthly</text:p>
          </table:table-cell>
          <table:table-cell office:value-type="float" office:value="43.703619574417971" table:formula="of:=[.G17]*8" table:style-name="ce9">
            <text:p>44</text:p>
          </table:table-cell>
          <table:table-cell office:value-type="float" office:value="5.4629524468022463" table:formula="of:=((INDEX([Coefficients.$D$4:.$D$9];MATCH([.C17];[Coefficients.$C$4:.$C$9];0))*INDEX([Coefficients.$D$14:.$D$20];MATCH([.D17];[Coefficients.$C$14:.$C$20];0)))+INDEX([Coefficients.$D$25:.$D$29];MATCH([.E17];[Coefficients.$C$25:.$C$29];0))*[Coefficients.$D$32])" table:style-name="ce8">
            <text:p>5.5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3" table:style-name="ce11">
            <text:p>3</text:p>
          </table:table-cell>
          <table:table-cell office:value-type="string" table:style-name="ce6">
            <text:p>2 to 3 times a week</text:p>
          </table:table-cell>
          <table:table-cell office:value-type="string" table:style-name="ce6">
            <text:p>3 to 4</text:p>
          </table:table-cell>
          <table:table-cell office:value-type="string" table:style-name="ce6">
            <text:p>Weekly</text:p>
          </table:table-cell>
          <table:table-cell office:value-type="float" office:value="121.27424649672849" table:formula="of:=[.G18]*8" table:style-name="ce9">
            <text:p>121</text:p>
          </table:table-cell>
          <table:table-cell office:value-type="float" office:value="15.159280812091062" table:formula="of:=((INDEX([Coefficients.$D$4:.$D$9];MATCH([.C18];[Coefficients.$C$4:.$C$9];0))*INDEX([Coefficients.$D$14:.$D$20];MATCH([.D18];[Coefficients.$C$14:.$C$20];0)))+INDEX([Coefficients.$D$25:.$D$29];MATCH([.E18];[Coefficients.$C$25:.$C$29];0))*[Coefficients.$D$32])" table:style-name="ce8">
            <text:p>15.2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4" table:style-name="ce11">
            <text:p>4</text:p>
          </table:table-cell>
          <table:table-cell office:value-type="string" table:style-name="ce6">
            <text:p>6 or more times a week</text:p>
          </table:table-cell>
          <table:table-cell office:value-type="string" table:style-name="ce6">
            <text:p>1 to 2</text:p>
          </table:table-cell>
          <table:table-cell office:value-type="string" table:style-name="ce6">
            <text:p>Never</text:p>
          </table:table-cell>
          <table:table-cell office:value-type="float" office:value="99.276790751531337" table:formula="of:=[.G19]*8" table:style-name="ce9">
            <text:p>99</text:p>
          </table:table-cell>
          <table:table-cell office:value-type="float" office:value="12.409598843941417" table:formula="of:=((INDEX([Coefficients.$D$4:.$D$9];MATCH([.C19];[Coefficients.$C$4:.$C$9];0))*INDEX([Coefficients.$D$14:.$D$20];MATCH([.D19];[Coefficients.$C$14:.$C$20];0)))+INDEX([Coefficients.$D$25:.$D$29];MATCH([.E19];[Coefficients.$C$25:.$C$29];0))*[Coefficients.$D$32])" table:style-name="ce8">
            <text:p>12.4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5" table:style-name="ce11">
            <text:p>5</text:p>
          </table:table-cell>
          <table:table-cell office:value-type="string" table:style-name="ce6">
            <text:p>4 to 5 times a week</text:p>
          </table:table-cell>
          <table:table-cell office:value-type="string" table:style-name="ce6">
            <text:p>1 to 2</text:p>
          </table:table-cell>
          <table:table-cell office:value-type="string" table:style-name="ce6">
            <text:p>Never</text:p>
          </table:table-cell>
          <table:table-cell office:value-type="float" office:value="62.419675229908101" table:formula="of:=[.G20]*8" table:style-name="ce9">
            <text:p>62</text:p>
          </table:table-cell>
          <table:table-cell office:value-type="float" office:value="7.8024594037385127" table:formula="of:=((INDEX([Coefficients.$D$4:.$D$9];MATCH([.C20];[Coefficients.$C$4:.$C$9];0))*INDEX([Coefficients.$D$14:.$D$20];MATCH([.D20];[Coefficients.$C$14:.$C$20];0)))+INDEX([Coefficients.$D$25:.$D$29];MATCH([.E20];[Coefficients.$C$25:.$C$29];0))*[Coefficients.$D$32])" table:style-name="ce8">
            <text:p>7.8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6" table:style-name="ce11">
            <text:p>6</text:p>
          </table:table-cell>
          <table:table-cell office:value-type="string" table:style-name="ce6">
            <text:p>6 or more times a week</text:p>
          </table:table-cell>
          <table:table-cell office:value-type="string" table:style-name="ce6">
            <text:p>5 to 6</text:p>
          </table:table-cell>
          <table:table-cell office:value-type="string" table:style-name="ce6">
            <text:p>Never</text:p>
          </table:table-cell>
          <table:table-cell office:value-type="float" office:value="251.33317765577792" table:formula="of:=[.G21]*8" table:style-name="ce9">
            <text:p>251</text:p>
          </table:table-cell>
          <table:table-cell office:value-type="float" office:value="31.41664720697224" table:formula="of:=((INDEX([Coefficients.$D$4:.$D$9];MATCH([.C21];[Coefficients.$C$4:.$C$9];0))*INDEX([Coefficients.$D$14:.$D$20];MATCH([.D21];[Coefficients.$C$14:.$C$20];0)))+INDEX([Coefficients.$D$25:.$D$29];MATCH([.E21];[Coefficients.$C$25:.$C$29];0))*[Coefficients.$D$32])" table:style-name="ce8">
            <text:p>31.4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7" table:style-name="ce11">
            <text:p>7</text:p>
          </table:table-cell>
          <table:table-cell office:value-type="string" table:style-name="ce6">
            <text:p>2 to 3 times a week</text:p>
          </table:table-cell>
          <table:table-cell office:value-type="string" table:style-name="ce6">
            <text:p>3 to 4</text:p>
          </table:table-cell>
          <table:table-cell office:value-type="string" table:style-name="ce6">
            <text:p>Never</text:p>
          </table:table-cell>
          <table:table-cell office:value-type="float" office:value="63.179651714936021" table:formula="of:=[.G22]*8" table:style-name="ce9">
            <text:p>63</text:p>
          </table:table-cell>
          <table:table-cell office:value-type="float" office:value="7.8974564643670027" table:formula="of:=((INDEX([Coefficients.$D$4:.$D$9];MATCH([.C22];[Coefficients.$C$4:.$C$9];0))*INDEX([Coefficients.$D$14:.$D$20];MATCH([.D22];[Coefficients.$C$14:.$C$20];0)))+INDEX([Coefficients.$D$25:.$D$29];MATCH([.E22];[Coefficients.$C$25:.$C$29];0))*[Coefficients.$D$32])" table:style-name="ce8">
            <text:p>7.9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8" table:style-name="ce11">
            <text:p>8</text:p>
          </table:table-cell>
          <table:table-cell office:value-type="string" table:style-name="ce6">
            <text:p>Monthly or less</text:p>
          </table:table-cell>
          <table:table-cell office:value-type="string" table:style-name="ce6">
            <text:p>1 to 2</text:p>
          </table:table-cell>
          <table:table-cell office:value-type="string" table:style-name="ce6">
            <text:p>Never</text:p>
          </table:table-cell>
          <table:table-cell office:value-type="float" office:value="9.485998470733044" table:formula="of:=[.G23]*8" table:style-name="ce9">
            <text:p>9</text:p>
          </table:table-cell>
          <table:table-cell office:value-type="float" office:value="1.1857498088416305" table:formula="of:=((INDEX([Coefficients.$D$4:.$D$9];MATCH([.C23];[Coefficients.$C$4:.$C$9];0))*INDEX([Coefficients.$D$14:.$D$20];MATCH([.D23];[Coefficients.$C$14:.$C$20];0)))+INDEX([Coefficients.$D$25:.$D$29];MATCH([.E23];[Coefficients.$C$25:.$C$29];0))*[Coefficients.$D$32])" table:style-name="ce8">
            <text:p>1.2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9" table:style-name="ce11">
            <text:p>9</text:p>
          </table:table-cell>
          <table:table-cell office:value-type="string" table:style-name="ce6">
            <text:p>4 to 5 times a week</text:p>
          </table:table-cell>
          <table:table-cell office:value-type="string" table:style-name="ce6">
            <text:p>3 to 4</text:p>
          </table:table-cell>
          <table:table-cell office:value-type="string" table:style-name="ce6">
            <text:p>Never</text:p>
          </table:table-cell>
          <table:table-cell office:value-type="float" office:value="121.32468632670964" table:formula="of:=[.G24]*8" table:style-name="ce9">
            <text:p>121</text:p>
          </table:table-cell>
          <table:table-cell office:value-type="float" office:value="15.165585790838705" table:formula="of:=((INDEX([Coefficients.$D$4:.$D$9];MATCH([.C24];[Coefficients.$C$4:.$C$9];0))*INDEX([Coefficients.$D$14:.$D$20];MATCH([.D24];[Coefficients.$C$14:.$C$20];0)))+INDEX([Coefficients.$D$25:.$D$29];MATCH([.E24];[Coefficients.$C$25:.$C$29];0))*[Coefficients.$D$32])" table:style-name="ce8">
            <text:p>15.2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10" table:style-name="ce11">
            <text:p>10</text:p>
          </table:table-cell>
          <table:table-cell office:value-type="string" table:style-name="ce6">
            <text:p>6 or more times a week</text:p>
          </table:table-cell>
          <table:table-cell office:value-type="string" table:style-name="ce6">
            <text:p>5 to 6</text:p>
          </table:table-cell>
          <table:table-cell office:value-type="string" table:style-name="ce6">
            <text:p>Daily or almost daily</text:p>
          </table:table-cell>
          <table:table-cell office:value-type="float" office:value="473.58112125698278" table:formula="of:=[.G25]*8" table:style-name="ce9">
            <text:p>474</text:p>
          </table:table-cell>
          <table:table-cell office:value-type="float" office:value="59.197640157122848" table:formula="of:=((INDEX([Coefficients.$D$4:.$D$9];MATCH([.C25];[Coefficients.$C$4:.$C$9];0))*INDEX([Coefficients.$D$14:.$D$20];MATCH([.D25];[Coefficients.$C$14:.$C$20];0)))+INDEX([Coefficients.$D$25:.$D$29];MATCH([.E25];[Coefficients.$C$25:.$C$29];0))*[Coefficients.$D$32])" table:style-name="ce8">
            <text:p>59.2</text:p>
          </table:table-cell>
          <table:table-cell table:number-columns-repeated="16377"/>
        </table:table-row>
        <table:table-row table:number-rows-repeated="1048551" table:style-name="ro3">
          <table:table-cell table:number-columns-repeated="16384"/>
        </table:table-row>
      </table:table>
      <table:table table:name="Coefficients" table:style-name="ta2">
        <table:table-column table:style-name="co9" table:number-columns-repeated="2" table:default-cell-style-name="ce1"/>
        <table:table-column table:style-name="co10" table:default-cell-style-name="ce1"/>
        <table:table-column table:style-name="co9" table:number-columns-repeated="16381" table:default-cell-style-name="ce1"/>
        <table:table-row table:style-name="ro5">
          <table:table-cell table:number-columns-repeated="16384"/>
        </table:table-row>
        <table:table-row table:style-name="ro5">
          <table:table-cell office:value-type="string" table:style-name="ce3">
            <text:p>AUDIT-1</text:p>
          </table:table-cell>
          <table:table-cell table:number-columns-repeated="3" table:style-name="ce3"/>
          <table:table-cell table:number-columns-repeated="16380"/>
        </table:table-row>
        <table:table-row table:style-name="ro5">
          <table:table-cell office:value-type="string" table:style-name="ce3">
            <text:p>id</text:p>
          </table:table-cell>
          <table:table-cell office:value-type="string" table:style-name="ce3">
            <text:p>audit_score</text:p>
          </table:table-cell>
          <table:table-cell office:value-type="string" table:style-name="ce3">
            <text:p>label</text:p>
          </table:table-cell>
          <table:table-cell office:value-type="string" table:style-name="ce5">
            <text:p>F</text:p>
          </table:table-cell>
          <table:table-cell table:number-columns-repeated="16380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ever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nthly or less</text:p>
          </table:table-cell>
          <table:table-cell office:value-type="float" office:value="0.21084364193164501" table:style-name="ce1">
            <text:p>0.210843642</text:p>
          </table:table-cell>
          <table:table-cell table:number-columns-repeated="16380"/>
        </table:table-row>
        <table:table-row table:style-name="ro5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 to 4 times a month</text:p>
          </table:table-cell>
          <table:table-cell office:value-type="float" office:value="0.57864188368456704" table:style-name="ce1">
            <text:p>0.578641884</text:p>
          </table:table-cell>
          <table:table-cell table:number-columns-repeated="16380"/>
        </table:table-row>
        <table:table-row table:style-name="ro5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 to 3 times a week</text:p>
          </table:table-cell>
          <table:table-cell office:value-type="float" office:value="1.6449128095796599" table:style-name="ce1">
            <text:p>1.64491281</text:p>
          </table:table-cell>
          <table:table-cell table:number-columns-repeated="16380"/>
        </table:table-row>
        <table:table-row table:style-name="ro5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 to 5 times a week</text:p>
          </table:table-cell>
          <table:table-cell office:value-type="float" office:value="3.31438169704332" table:style-name="ce1">
            <text:p>3.314381697</text:p>
          </table:table-cell>
          <table:table-cell table:number-columns-repeated="16380"/>
        </table:table-row>
        <table:table-row table:style-name="ro5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6 or more times a week</text:p>
          </table:table-cell>
          <table:table-cell office:value-type="float" office:value="5.4753398549928898" table:style-name="ce1">
            <text:p>5.475339855</text:p>
          </table:table-cell>
          <table:table-cell table:number-columns-repeated="16380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office:value-type="string" table:style-name="ce3">
            <text:p>AUDIT-2</text:p>
          </table:table-cell>
          <table:table-cell table:number-columns-repeated="3" table:style-name="ce3"/>
          <table:table-cell table:number-columns-repeated="16380"/>
        </table:table-row>
        <table:table-row table:style-name="ro5">
          <table:table-cell office:value-type="string" table:style-name="ce3">
            <text:p>id</text:p>
          </table:table-cell>
          <table:table-cell office:value-type="string" table:style-name="ce3">
            <text:p>audit_score</text:p>
          </table:table-cell>
          <table:table-cell office:value-type="string" table:style-name="ce3">
            <text:p>label</text:p>
          </table:table-cell>
          <table:table-cell office:value-type="string" table:style-name="ce5">
            <text:p>Q</text:p>
          </table:table-cell>
          <table:table-cell table:number-columns-repeated="16380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 to 2</text:p>
          </table:table-cell>
          <table:table-cell office:value-type="float" office:value="2.1319891934300101" table:style-name="ce1">
            <text:p>2.131989193</text:p>
          </table:table-cell>
          <table:table-cell table:number-columns-repeated="16380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 to 4</text:p>
          </table:table-cell>
          <table:table-cell office:value-type="float" office:value="4.3535578177283698" table:style-name="ce1">
            <text:p>4.353557818</text:p>
          </table:table-cell>
          <table:table-cell table:number-columns-repeated="16380"/>
        </table:table-row>
        <table:table-row table:style-name="ro5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 to 6</text:p>
          </table:table-cell>
          <table:table-cell office:value-type="float" office:value="5.6033807173184398" table:style-name="ce1">
            <text:p>5.603380717</text:p>
          </table:table-cell>
          <table:table-cell table:number-columns-repeated="16380"/>
        </table:table-row>
        <table:table-row table:style-name="ro5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7 to 9</text:p>
          </table:table-cell>
          <table:table-cell office:value-type="float" office:value="6.9503517677395097" table:style-name="ce1">
            <text:p>6.950351768</text:p>
          </table:table-cell>
          <table:table-cell table:number-columns-repeated="16380"/>
        </table:table-row>
        <table:table-row table:style-name="ro5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 to 12</text:p>
          </table:table-cell>
          <table:table-cell office:value-type="float" office:value="10.183886429546" table:style-name="ce1">
            <text:p>10.18388643</text:p>
          </table:table-cell>
          <table:table-cell table:number-columns-repeated="16380"/>
        </table:table-row>
        <table:table-row table:style-name="ro5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3 to 15</text:p>
          </table:table-cell>
          <table:table-cell office:value-type="float" office:value="10.8590877342513" table:style-name="ce1">
            <text:p>10.85908773</text:p>
          </table:table-cell>
          <table:table-cell table:number-columns-repeated="16380"/>
        </table:table-row>
        <table:table-row table:style-name="ro5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6 or more</text:p>
          </table:table-cell>
          <table:table-cell office:value-type="float" office:value="15.9718983118428" table:style-name="ce1">
            <text:p>15.97189831</text:p>
          </table:table-cell>
          <table:table-cell table:number-columns-repeated="16380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office:value-type="string" table:style-name="ce3">
            <text:p>AUDIT-3</text:p>
          </table:table-cell>
          <table:table-cell table:number-columns-repeated="3" table:style-name="ce3"/>
          <table:table-cell table:number-columns-repeated="16380"/>
        </table:table-row>
        <table:table-row table:style-name="ro5">
          <table:table-cell office:value-type="string" table:style-name="ce3">
            <text:p>id</text:p>
          </table:table-cell>
          <table:table-cell office:value-type="string" table:style-name="ce3">
            <text:p>audit_score</text:p>
          </table:table-cell>
          <table:table-cell office:value-type="string" table:style-name="ce3">
            <text:p>label</text:p>
          </table:table-cell>
          <table:table-cell office:value-type="string" table:style-name="ce5">
            <text:p>V</text:p>
          </table:table-cell>
          <table:table-cell table:number-columns-repeated="16380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ever</text:p>
          </table:table-cell>
          <table:table-cell office:value-type="float" office:value="0.129085737967049" table:style-name="ce1">
            <text:p>0.129085738</text:p>
          </table:table-cell>
          <table:table-cell table:number-columns-repeated="16380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ss than monthly</text:p>
          </table:table-cell>
          <table:table-cell office:value-type="float" office:value="0.34295342851636101" table:style-name="ce1">
            <text:p>0.342953429</text:p>
          </table:table-cell>
          <table:table-cell table:number-columns-repeated="16380"/>
        </table:table-row>
        <table:table-row table:style-name="ro5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nthly</text:p>
          </table:table-cell>
          <table:table-cell office:value-type="float" office:value="0.64480844080342703" table:style-name="ce1">
            <text:p>0.644808441</text:p>
          </table:table-cell>
          <table:table-cell table:number-columns-repeated="16380"/>
        </table:table-row>
        <table:table-row table:style-name="ro5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eekly</text:p>
          </table:table-cell>
          <table:table-cell office:value-type="float" office:value="1.4023204220972101" table:style-name="ce1">
            <text:p>1.402320422</text:p>
          </table:table-cell>
          <table:table-cell table:number-columns-repeated="16380"/>
        </table:table-row>
        <table:table-row table:style-name="ro5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ily or almost daily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office:value-type="string" table:style-name="ce4">
            <text:p>Binge value</text:p>
          </table:table-cell>
          <table:table-cell table:number-columns-repeated="16380"/>
        </table:table-row>
        <table:table-row table:style-name="ro5">
          <table:table-cell table:number-columns-repeated="3" table:style-name="ce1"/>
          <table:table-cell office:value-type="float" office:value="5.7034452785781102" table:style-name="ce1">
            <text:p>5.703445279</text:p>
          </table:table-cell>
          <table:table-cell table:number-columns-repeated="16380"/>
        </table:table-row>
        <table:table-row table:number-rows-repeated="104854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landscape" style:print-page-order="ttb" style:first-page-number="1" style:scale-to="100%" style:table-centering="both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75in" fo:margin-left="0.7875in" fo:margin-right="0.7875in" fo:margin-bottom="0in"/>
      </style:header-style>
      <style:footer-style>
        <style:header-footer-properties fo:min-height="0.2375in" fo:margin-left="0.7875in" fo:margin-right="0.7875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title/>
    <dc:description/>
    <dc:subject/>
    <meta:initial-creator>Peter Dutey-Magni</meta:initial-creator>
    <dc:creator>Peter Dutey</dc:creator>
    <meta:creation-date>2020-04-05T18:45:12Z</meta:creation-date>
    <dc:date>2021-05-19T12:54:24Z</dc:date>
    <meta:template xlink:href="" xlink:type="simple"/>
    <meta:editing-cycles>9</meta:editing-cycles>
    <meta:editing-duration>PT2760S</meta:editing-duration>
  </office:meta>
</office:document-meta>
</file>

<file path=Object 1/content.xml><?xml version="1.0" encoding="utf-8"?>
<mml:math xmlns:mml="http://www.w3.org/1998/Math/MathML" display="block">
  <mml:msub>
    <mml:mrow>
      <mml:mi>EWAC</mml:mi>
    </mml:mrow>
    <mml:mrow>
      <mml:mi>UK</mml:mi>
      <mml:mo> </mml:mo>
      <mml:mi>units</mml:mi>
    </mml:mrow>
  </mml:msub>
  <mml:mo>=</mml:mo>
  <mml:mi>F</mml:mi>
  <mml:mo>×</mml:mo>
  <mml:mi>Q</mml:mi>
  <mml:mo>+</mml:mo>
  <mml:mi>binge</mml:mi>
  <mml:mo> </mml:mo>
  <mml:mo>×</mml:mo>
  <mml:mi>V</mml:mi>
</mml:math>
</file>

<file path=Object 2/content.xml><?xml version="1.0" encoding="utf-8"?>
<mml:math xmlns:mml="http://www.w3.org/1998/Math/MathML" display="block">
  <mml:msub>
    <mml:mrow>
      <mml:mi>EWAC</mml:mi>
    </mml:mrow>
    <mml:mrow>
      <mml:mi>grams</mml:mi>
    </mml:mrow>
  </mml:msub>
  <mml:mo>=</mml:mo>
  <mml:msub>
    <mml:mrow>
      <mml:mi>EWAC</mml:mi>
    </mml:mrow>
    <mml:mrow>
      <mml:mi>UK</mml:mi>
      <mml:mo> </mml:mo>
      <mml:mi>units</mml:mi>
    </mml:mrow>
  </mml:msub>
  <mml:mo>×</mml:mo>
  <mml:mn>8</mml:mn>
</mml:math>
</file>